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2cm" svg:stroke-color="#999999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.5cm"/>
    </style:style>
    <style:style style:name="gr7" style:family="graphic" style:parent-style-name="standard">
      <style:graphic-properties draw:marker-end="Arrow" draw:marker-end-width="0.12cm" draw:textarea-horizontal-align="center" draw:textarea-vertical-align="middle"/>
    </style:style>
    <style:style style:name="gr8" style:family="graphic" style:parent-style-name="objectwithoutfill">
      <style:graphic-properties svg:stroke-color="#4c4c4c" draw:marker-start="Arrow" draw:marker-start-width="0.1cm" draw:marker-end="Arrow" draw:marker-end-width="0.1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.5cm"/>
    </style:style>
    <style:style style:name="gr10" style:family="graphic" style:parent-style-name="standard">
      <style:graphic-properties draw:stroke="none" draw:fill="none" fo:min-height="0.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P3" style:family="paragraph">
      <style:text-properties fo:font-family="'Courier 10 Pitch'" style:font-pitch="fixed" fo:font-size="9pt" style:font-size-asian="9pt" style:font-size-complex="9pt"/>
    </style:style>
    <style:style style:name="P4" style:family="paragraph">
      <style:paragraph-properties fo:text-align="center"/>
      <style:text-properties fo:font-family="'Courier 10 Pitch'" style:font-pitch="fixed" fo:font-size="9pt" style:font-size-asian="9pt" style:font-size-complex="9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family="'Courier 10 Pitch'" style:font-pitch="fixed"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'Courier 10 Pitch'" style:font-pitch="fixed" fo:font-size="10pt" style:font-size-asian="10pt" style:font-size-complex="10pt"/>
    </style:style>
    <style:style style:name="T2" style:family="text">
      <style:text-properties fo:font-family="'Courier 10 Pitch'" style:font-pitch="fixed" fo:font-size="7pt" style:font-size-asian="7pt" style:font-size-complex="7pt"/>
    </style:style>
    <style:style style:name="T3" style:family="text">
      <style:text-properties fo:font-family="'Courier 10 Pitch'" style:font-pitch="fixed" fo:font-size="9pt" style:font-size-asian="9pt" style:font-size-complex="9pt"/>
    </style:style>
    <style:style style:name="T4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20cm" svg:height="5.7cm" svg:x="1.5cm" svg:y="1.1cm">
          <text:p/>
        </draw:rect>
        <draw:custom-shape draw:style-name="gr2" draw:text-style-name="P1" draw:layer="layout" svg:width="3.147cm" svg:height="8.058cm" svg:x="4.992cm" svg:y="2.2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2" draw:layer="layout" svg:width="1.259cm" svg:height="1.259cm" svg:x="2.096cm" svg:y="4.671cm">
          <text:p text:style-name="P2"><text:span text:style-name="T1">PE</text:span><text:span text:style-name="T2"> 0</text:span></text:p>
        </draw:circle>
        <draw:circle draw:style-name="gr3" draw:text-style-name="P2" draw:layer="layout" svg:width="1.259cm" svg:height="1.259cm" svg:x="5.873cm" svg:y="2.783cm">
          <text:p text:style-name="P2"><text:span text:style-name="T1">PE</text:span><text:span text:style-name="T2"> 1</text:span></text:p>
        </draw:circle>
        <draw:circle draw:style-name="gr3" draw:text-style-name="P2" draw:layer="layout" svg:width="1.259cm" svg:height="1.259cm" svg:x="5.873cm" svg:y="4.671cm">
          <text:p text:style-name="P2"><text:span text:style-name="T1">PE</text:span><text:span text:style-name="T2"> 2</text:span></text:p>
        </draw:circle>
        <draw:circle draw:style-name="gr3" draw:text-style-name="P2" draw:layer="layout" svg:width="1.259cm" svg:height="1.259cm" svg:x="5.873cm" svg:y="7.945cm">
          <text:p text:style-name="P2"><text:span text:style-name="T1">PE</text:span><text:span text:style-name="T2"> k</text:span></text:p>
        </draw:circle>
        <draw:line draw:style-name="gr4" draw:text-style-name="P1" draw:layer="layout" svg:x1="6.503cm" svg:y1="6.182cm" svg:x2="6.503cm" svg:y2="7.693cm">
          <text:p/>
        </draw:line>
        <draw:frame draw:style-name="gr5" draw:text-style-name="P3" draw:layer="layout" svg:width="2.014cm" svg:height="0.738cm" svg:x="2.031cm" svg:y="5.917cm">
          <draw:text-box>
            <text:p><text:span text:style-name="T3">init()</text:span></text:p>
          </draw:text-box>
        </draw:frame>
        <draw:frame draw:style-name="gr5" draw:text-style-name="P3" draw:layer="layout" svg:width="1.889cm" svg:height="0.738cm" svg:x="9.711cm" svg:y="5.917cm">
          <draw:text-box>
            <text:p><text:span text:style-name="T3">fin()</text:span></text:p>
          </draw:text-box>
        </draw:frame>
        <draw:frame draw:style-name="gr6" draw:text-style-name="P4" draw:layer="layout" svg:width="3.148cm" svg:height="0.737cm" svg:x="5.569cm" svg:y="9.548cm">
          <draw:text-box>
            <text:p text:style-name="P1"><text:span text:style-name="T3">compute()</text:span></text:p>
          </draw:text-box>
        </draw:frame>
        <draw:line draw:style-name="gr7" draw:text-style-name="P1" draw:layer="layout" svg:x1="3.355cm" svg:y1="5.301cm" svg:x2="5.873cm" svg:y2="3.412cm">
          <text:p/>
        </draw:line>
        <draw:line draw:style-name="gr7" draw:text-style-name="P1" draw:layer="layout" svg:x1="3.355cm" svg:y1="5.301cm" svg:x2="5.873cm" svg:y2="5.301cm">
          <text:p/>
        </draw:line>
        <draw:line draw:style-name="gr7" draw:text-style-name="P1" draw:layer="layout" svg:x1="3.355cm" svg:y1="5.301cm" svg:x2="5.873cm" svg:y2="8.449cm">
          <text:p/>
        </draw:line>
        <draw:line draw:style-name="gr7" draw:text-style-name="P1" draw:layer="layout" svg:x1="7.132cm" svg:y1="5.301cm" svg:x2="9.65cm" svg:y2="5.301cm">
          <text:p/>
        </draw:line>
        <draw:line draw:style-name="gr7" draw:text-style-name="P1" draw:layer="layout" svg:x1="7.132cm" svg:y1="3.412cm" svg:x2="9.65cm" svg:y2="5.301cm">
          <text:p/>
        </draw:line>
        <draw:line draw:style-name="gr7" draw:text-style-name="P1" draw:layer="layout" svg:x1="7.132cm" svg:y1="8.449cm" svg:x2="9.65cm" svg:y2="5.301cm">
          <text:p/>
        </draw:line>
        <draw:path draw:style-name="gr8" draw:text-style-name="P1" draw:layer="layout" svg:width="0.56cm" svg:height="0.54cm" draw:transform="skewX (0.244695161129559) rotate (-2.23122891575032) translate (6.24499828659782cm 4.35414951027662cm)" svg:viewBox="0 0 561 541" svg:d="m0-14665c561 3 561-541 561-541">
          <text:p/>
        </draw:path>
        <draw:path draw:style-name="gr8" draw:text-style-name="P1" draw:layer="layout" svg:width="0.561cm" svg:height="0.54cm" draw:transform="skewX (0.243822496503562) rotate (-2.23122891575032) translate (6.24530571587859cm 6.24238749996608cm)" svg:viewBox="0 0 562 541" svg:d="m0-16982c561 2 562-541 562-541">
          <text:p/>
        </draw:path>
        <draw:path draw:style-name="gr8" draw:text-style-name="P1" draw:layer="layout" svg:width="0.56cm" svg:height="0.54cm" draw:transform="skewX (0.244695161129559) rotate (-2.23122891575032) translate (6.24499828659782cm 7.75369026802633cm)" svg:viewBox="0 0 561 541" svg:d="m0-18836c561 3 561-541 561-541">
          <text:p/>
        </draw:path>
        <draw:frame draw:style-name="gr9" draw:text-style-name="P6" draw:layer="layout" svg:width="3.148cm" svg:height="0.743cm" svg:x="5.495cm" svg:y="1.415cm">
          <draw:text-box>
            <text:p text:style-name="P5"><text:span text:style-name="T4">WORKERS</text:span></text:p>
          </draw:text-box>
        </draw:frame>
        <draw:frame draw:style-name="gr10" draw:text-style-name="P5" draw:layer="layout" svg:width="2.124cm" svg:height="1.17cm" svg:x="9.183cm" svg:y="1.409cm">
          <draw:text-box>
            <text:p text:style-name="P5"><text:span text:style-name="T5">FINAL STAGE</text:span></text:p>
          </draw:text-box>
        </draw:frame>
        <draw:frame draw:style-name="gr10" draw:text-style-name="P5" draw:layer="layout" svg:width="2.124cm" svg:height="1.17cm" svg:x="1.63cm" svg:y="1.41cm">
          <draw:text-box>
            <text:p text:style-name="P5"><text:span text:style-name="T5">INITIAL STAGE</text:span></text:p>
          </draw:text-box>
        </draw:frame>
        <draw:circle draw:style-name="gr3" draw:text-style-name="P2" draw:layer="layout" svg:width="1.259cm" svg:height="1.259cm" svg:x="9.65cm" svg:y="4.671cm">
          <text:p text:style-name="P2"><text:span text:style-name="T1">PE</text:span><text:span text:style-name="T2">k+1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7T19:10:39</dc:date>
    <meta:editing-duration>PT14H38M06S</meta:editing-duration>
    <meta:editing-cycles>11</meta:editing-cycles>
    <meta:generator>OpenOffice.org/3.1$Linux OpenOffice.org_project/310m19$Build-9420</meta:generator>
    <meta:document-statistic meta:object-count="23"/>
  </office:meta>
</office:document-meta>
</file>